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660033" style:font-name="monospace" fo:language="en" fo:country="US" style:text-underline-style="solid" style:text-underline-width="auto" style:text-underline-color="font-color" fo:font-weight="bold" style:font-weight-asian="bold" style:font-name-complex="monospace" style:font-weight-complex="bold"/>
    </style:style>
    <style:style style:name="P3" style:family="paragraph" style:parent-style-name="Standard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660033" style:font-name="Arial" fo:language="en" fo:country="US" style:text-underline-style="solid" style:text-underline-width="auto" style:text-underline-color="font-color" fo:font-weight="bold" style:font-weight-asian="bold" style:font-name-complex="monospace" style:font-weight-complex="bold"/>
    </style:style>
    <style:style style:name="P4" style:family="paragraph" style:parent-style-name="Standard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5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a" style:font-name="Calibri" fo:font-size="2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" style:font-size-asian="22pt" style:font-weight-asian="bold" style:font-name-complex="Calibri" style:font-size-complex="22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Preformatted_20_Text">
      <style:paragraph-properties fo:margin-top="0cm" fo:margin-bottom="0.499cm" fo:text-align="end" style:justify-single-word="false"/>
    </style:style>
    <style:style style:name="T1" style:family="text"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DOR DNS</text:p>
      <text:p text:style-name="HTML_20_Preformatted"><text:a xlink:type="simple" xlink:href="mailto:root@server"><text:span text:style-name="T4">root@server</text:span></text:a><text:span text:style-name="T2">:</text:span><text:span text:style-name="T1">~#</text:span><text:span text:style-name="T4">apt-get install bind9 bind9-doc dnsutils</text:span></text:p>
      <text:p text:style-name="P1"/>
      <text:p text:style-name="P6"><text:a xlink:type="simple" xlink:href="mailto:root@server"><text:span text:style-name="T3">root@server</text:span></text:a><text:span text:style-name="T2">:~#</text:span><text:span text:style-name="T3">apt-get install dnssec-tools libnet-dns-sec-perl libmailtools-perl libcrypt-openssl-random-perl</text:span></text:p>
      <text:p text:style-name="P6"/>
      <text:p text:style-name="P3">zonesigner -genkeys -usensec3 -zone cataloniavip.net db.cataloniavip.net</text:p>
      <text:p text:style-name="P2"/>
      <text:p text:style-name="P4">Para crear un subdominio:</text:p>
      <text:p text:style-name="P4"><text:a xlink:type="simple" xlink:href="mailto:root@server"><text:span text:style-name="T5">root@server</text:span></text:a><text:span text:style-name="T5">:</text:span> cd /etc/bind/</text:p>
      <text:p text:style-name="P4">Crear un archivo db.nombre</text:p>
      <text:p text:style-name="P4">Modificar en el archivo named.conf.default añadir al final lo correspondiente al subdominio nuevo que se acaba de crear.</text:p>
      <text:p text:style-name="P4">Reiniciar bind9: /etc/init.d/bind9 restart</text:p>
      <text:p text:style-name="P4">comprobar en /var/log/syslog si aparece el subdomini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1.3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 </meta:initial-creator>
    <meta:creation-date>2014-12-28T11:45:47</meta:creation-date>
    <dc:date>2015-01-04T20:10:19</dc:date>
    <dc:creator>soa </dc:creator>
    <meta:editing-duration>PT38M2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0" meta:word-count="59" meta:character-count="539" meta:non-whitespace-character-count="490"/>
  </office:meta>
</office:document-meta>
</file>